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ecf5ff"/>
    </style:style>
    <style:style style:name="gr3" style:family="graphic" style:parent-style-name="standard">
      <style:graphic-properties draw:stroke="none" svg:stroke-width="0.035cm" draw:stroke-linejoin="miter" draw:fill="solid" draw:fill-color="#c4d7ed"/>
    </style:style>
    <style:style style:name="gr4" style:family="graphic" style:parent-style-name="standard">
      <style:graphic-properties draw:stroke="none" svg:stroke-width="0.035cm" draw:stroke-linejoin="miter" draw:fill="solid" draw:fill-color="#abc8e2"/>
    </style:style>
    <style:style style:name="gr5" style:family="graphic" style:parent-style-name="standard">
      <style:graphic-properties draw:stroke="none" svg:stroke-width="0.035cm" draw:stroke-linejoin="miter" draw:fill="solid" draw:fill-color="#7192b2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draw:stroke-linejoin="miter" draw:fill="gradient" draw:fill-gradient-name="svggradient0"/>
    </style:style>
    <style:style style:name="gr8" style:family="graphic" style:parent-style-name="standard">
      <style:graphic-properties draw:stroke="none" svg:stroke-width="0.035cm" draw:stroke-linejoin="miter" draw:fill="gradient" draw:fill-gradient-name="svggradient1"/>
    </style:style>
    <style:style style:name="gr9" style:family="graphic" style:parent-style-name="standard">
      <style:graphic-properties draw:stroke="none" svg:stroke-width="0.035cm" draw:stroke-linejoin="miter" draw:fill="gradient" draw:fill-gradient-name="svggradient2"/>
    </style:style>
    <style:style style:name="gr10" style:family="graphic" style:parent-style-name="standard">
      <style:graphic-properties draw:stroke="none" svg:stroke-width="0.035cm" draw:stroke-linejoin="miter" draw:fill="gradient" draw:fill-gradient-name="svggradient3"/>
    </style:style>
    <style:style style:name="gr11" style:family="graphic" style:parent-style-name="standard">
      <style:graphic-properties draw:stroke="none" svg:stroke-width="0.035cm" draw:stroke-linejoin="miter" draw:fill="gradient" draw:fill-gradient-name="svggradient4"/>
    </style:style>
    <style:style style:name="gr12" style:family="graphic" style:parent-style-name="standard">
      <style:graphic-properties draw:stroke="none" svg:stroke-width="0.035cm" draw:stroke-linejoin="miter" draw:fill="gradient" draw:fill-gradient-name="svggradient5"/>
    </style:style>
    <style:style style:name="gr13" style:family="graphic" style:parent-style-name="standard">
      <style:graphic-properties draw:stroke="none" svg:stroke-width="0.035cm" draw:stroke-linejoin="miter" draw:fill="gradient" draw:fill-gradient-name="svggradient6"/>
    </style:style>
    <style:style style:name="gr14" style:family="graphic" style:parent-style-name="standard">
      <style:graphic-properties draw:stroke="none" svg:stroke-width="0.035cm" draw:stroke-linejoin="miter" draw:fill="gradient" draw:fill-gradient-name="svggradient7"/>
    </style:style>
    <style:style style:name="gr15" style:family="graphic" style:parent-style-name="standard">
      <style:graphic-properties draw:stroke="none" svg:stroke-width="0.035cm" draw:stroke-linejoin="miter" draw:fill="gradient" draw:fill-gradient-name="svggradient8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cf5ff"/>
    </style:style>
    <style:style style:name="P3" style:family="paragraph">
      <loext:graphic-properties draw:fill="solid" draw:fill-color="#c4d7ed"/>
    </style:style>
    <style:style style:name="P4" style:family="paragraph">
      <loext:graphic-properties draw:fill="solid" draw:fill-color="#abc8e2"/>
    </style:style>
    <style:style style:name="P5" style:family="paragraph">
      <loext:graphic-properties draw:fill="solid" draw:fill-color="#7192b2"/>
    </style:style>
    <style:style style:name="P6" style:family="paragraph">
      <loext:graphic-properties draw:fill="none"/>
    </style:style>
    <style:style style:name="P7" style:family="paragraph">
      <loext:graphic-properties draw:fill="gradient" draw:fill-gradient-name="svggradient0"/>
    </style:style>
    <style:style style:name="P8" style:family="paragraph">
      <loext:graphic-properties draw:fill="gradient" draw:fill-gradient-name="svggradient1"/>
    </style:style>
    <style:style style:name="P9" style:family="paragraph">
      <loext:graphic-properties draw:fill="gradient" draw:fill-gradient-name="svggradient2"/>
    </style:style>
    <style:style style:name="P10" style:family="paragraph">
      <loext:graphic-properties draw:fill="gradient" draw:fill-gradient-name="svggradient3"/>
    </style:style>
    <style:style style:name="P11" style:family="paragraph">
      <loext:graphic-properties draw:fill="gradient" draw:fill-gradient-name="svggradient4"/>
    </style:style>
    <style:style style:name="P12" style:family="paragraph">
      <loext:graphic-properties draw:fill="gradient" draw:fill-gradient-name="svggradient5"/>
    </style:style>
    <style:style style:name="P13" style:family="paragraph">
      <loext:graphic-properties draw:fill="gradient" draw:fill-gradient-name="svggradient6"/>
    </style:style>
    <style:style style:name="P14" style:family="paragraph">
      <loext:graphic-properties draw:fill="gradient" draw:fill-gradient-name="svggradient7"/>
    </style:style>
    <style:style style:name="P15" style:family="paragraph">
      <loext:graphic-properties draw:fill="gradient" draw:fill-gradient-name="svggradient8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000000" style:font-name="sans-serif" fo:font-size="15pt" fo:font-style="normal" fo:font-weight="100"/>
    </style:style>
    <style:style style:name="T2" style:family="text">
      <style:text-properties fo:font-variant="normal" fo:text-transform="none" fo:color="#000000" style:font-name="sans-serif" fo:font-size="1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2.667cm" svg:height="14.005cm" svg:x="0cm" svg:y="0cm" svg:viewBox="0 0 32668 14006" draw:points="16334,14006 0,14006 0,0 32668,0 32668,14006">
          <text:p/>
        </draw:polygon>
        <draw:polygon draw:style-name="gr2" draw:text-style-name="P2" draw:layer="layout" svg:width="31.567cm" svg:height="1.058cm" svg:x="0.537cm" svg:y="0.55cm" svg:viewBox="0 0 31568 1059" draw:points="0,0 0,1059 31568,1059 31568,0">
          <text:p/>
        </draw:polygon>
        <draw:polygon draw:style-name="gr2" draw:text-style-name="P2" draw:layer="layout" svg:width="31.567cm" svg:height="11.853cm" svg:x="0.537cm" svg:y="1.609cm" svg:viewBox="0 0 31568 11854" draw:points="15784,11854 0,11854 0,0 31568,0 31568,11854">
          <text:p/>
        </draw:polygon>
        <draw:polygon draw:style-name="gr3" draw:text-style-name="P3" draw:layer="layout" svg:width="6.645cm" svg:height="0.847cm" svg:x="0.537cm" svg:y="1.609cm" svg:viewBox="0 0 6646 848" draw:points="3323,848 0,848 0,0 6646,0 6646,848">
          <text:p/>
        </draw:polygon>
        <draw:polygon draw:style-name="gr3" draw:text-style-name="P3" draw:layer="layout" svg:width="6.645cm" svg:height="11.007cm" svg:x="0.537cm" svg:y="2.455cm" svg:viewBox="0 0 6646 11008" draw:points="3323,11008 0,11008 0,0 6646,0 6646,11008">
          <text:p/>
        </draw:polygon>
        <draw:polygon draw:style-name="gr4" draw:text-style-name="P4" draw:layer="layout" svg:width="7.726cm" svg:height="0.847cm" svg:x="7.183cm" svg:y="1.609cm" svg:viewBox="0 0 7727 848" draw:points="3863,848 0,848 0,0 7727,0 7727,848">
          <text:p/>
        </draw:polygon>
        <draw:polygon draw:style-name="gr4" draw:text-style-name="P4" draw:layer="layout" svg:width="7.726cm" svg:height="11.007cm" svg:x="7.183cm" svg:y="2.455cm" svg:viewBox="0 0 7727 11008" draw:points="3863,11008 0,11008 0,0 7727,0 7727,11008">
          <text:p/>
        </draw:polygon>
        <draw:polygon draw:style-name="gr3" draw:text-style-name="P3" draw:layer="layout" svg:width="8.714cm" svg:height="0.847cm" svg:x="14.908cm" svg:y="1.609cm" svg:viewBox="0 0 8715 848" draw:points="4357,848 0,848 0,0 8715,0 8715,848">
          <text:p/>
        </draw:polygon>
        <draw:polygon draw:style-name="gr3" draw:text-style-name="P3" draw:layer="layout" svg:width="8.714cm" svg:height="11.007cm" svg:x="14.908cm" svg:y="2.455cm" svg:viewBox="0 0 8715 11008" draw:points="4357,11008 0,11008 0,0 8715,0 8715,11008">
          <text:p/>
        </draw:polygon>
        <draw:polygon draw:style-name="gr4" draw:text-style-name="P4" draw:layer="layout" svg:width="8.482cm" svg:height="0.847cm" svg:x="23.622cm" svg:y="1.609cm" svg:viewBox="0 0 8483 848" draw:points="4242,848 0,848 0,0 8483,0 8483,848">
          <text:p/>
        </draw:polygon>
        <draw:polygon draw:style-name="gr4" draw:text-style-name="P4" draw:layer="layout" svg:width="8.482cm" svg:height="11.007cm" svg:x="23.622cm" svg:y="2.455cm" svg:viewBox="0 0 8483 11008" draw:points="4242,11008 0,11008 0,0 8483,0 8483,11008">
          <text:p/>
        </draw:polygon>
        <draw:line draw:style-name="gr5" draw:text-style-name="P5" draw:layer="layout" svg:x1="0.537cm" svg:y1="2.455cm" svg:x2="0.537cm" svg:y2="13.462cm">
          <text:p/>
        </draw:line>
        <draw:polygon draw:style-name="gr6" draw:text-style-name="P6" draw:layer="layout" svg:width="31.567cm" svg:height="12.912cm" svg:x="0.537cm" svg:y="0.55cm" svg:viewBox="0 0 31568 12913" draw:points="15784,12913 0,12913 0,0 31568,0 31568,12913">
          <text:p/>
        </draw:polygon>
        <draw:polygon draw:style-name="gr6" draw:text-style-name="P6" draw:layer="layout" svg:width="6.645cm" svg:height="11.853cm" svg:x="0.537cm" svg:y="1.609cm" svg:viewBox="0 0 6646 11854" draw:points="3323,11854 0,11854 0,0 6646,0 6646,11854">
          <text:p/>
        </draw:polygon>
        <draw:polygon draw:style-name="gr6" draw:text-style-name="P6" draw:layer="layout" svg:width="7.726cm" svg:height="11.853cm" svg:x="7.183cm" svg:y="1.609cm" svg:viewBox="0 0 7727 11854" draw:points="3863,11854 0,11854 0,0 7727,0 7727,11854">
          <text:p/>
        </draw:polygon>
        <draw:polygon draw:style-name="gr6" draw:text-style-name="P6" draw:layer="layout" svg:width="8.714cm" svg:height="11.853cm" svg:x="14.908cm" svg:y="1.609cm" svg:viewBox="0 0 8715 11854" draw:points="4357,11854 0,11854 0,0 8715,0 8715,11854">
          <text:p/>
        </draw:polygon>
        <draw:polygon draw:style-name="gr6" draw:text-style-name="P6" draw:layer="layout" svg:width="8.482cm" svg:height="11.853cm" svg:x="23.622cm" svg:y="1.609cm" svg:viewBox="0 0 8483 11854" draw:points="4242,11854 0,11854 0,0 8483,0 8483,11854">
          <text:p/>
        </draw:polygon>
        <draw:polygon draw:style-name="gr6" draw:text-style-name="P6" draw:layer="layout" svg:width="31.567cm" svg:height="11.007cm" svg:x="0.537cm" svg:y="2.455cm" svg:viewBox="0 0 31568 11008" draw:points="15784,11008 0,11008 0,0 31568,0 31568,11008">
          <text:p/>
        </draw:polygon>
        <draw:path draw:style-name="gr7" draw:text-style-name="P7" draw:layer="layout" svg:width="1.411cm" svg:height="1.411cm" svg:x="2.526cm" svg:y="2.914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  <draw:path draw:style-name="gr6" draw:text-style-name="P6" draw:layer="layout" svg:width="1.411cm" svg:height="1.411cm" svg:x="2.526cm" svg:y="2.914cm" svg:viewBox="0 0 1412 1412" svg:d="M1412 706c0 130-29 241-94 353-65 113-146 194-259 259-112 65-223 94-353 94s-240-29-353-94-193-146-258-259c-65-112-95-223-95-353s30-240 95-353 145-193 258-258 223-95 353-95 241 30 353 95c113 65 194 145 259 258s94 223 94 353z">
          <text:p/>
        </draw:path>
        <draw:polygon draw:style-name="gr8" draw:text-style-name="P8" draw:layer="layout" svg:width="4.163cm" svg:height="1.411cm" svg:x="9.07cm" svg:y="2.914cm" svg:viewBox="0 0 4164 1412" draw:points="0,0 4164,0 4164,1412 0,1412">
          <text:p/>
        </draw:polygon>
        <draw:polygon draw:style-name="gr6" draw:text-style-name="P6" draw:layer="layout" svg:width="4.163cm" svg:height="1.411cm" svg:x="9.07cm" svg:y="2.914cm" svg:viewBox="0 0 4164 1412" draw:points="0,0 4164,0 4164,1412 0,1412">
          <text:p/>
        </draw:polygon>
        <draw:polygon draw:style-name="gr9" draw:text-style-name="P9" draw:layer="layout" svg:width="4.727cm" svg:height="1.411cm" svg:x="16.76cm" svg:y="2.914cm" svg:viewBox="0 0 4728 1412" draw:points="0,0 4728,0 4728,1412 0,1412">
          <text:p/>
        </draw:polygon>
        <draw:polygon draw:style-name="gr6" draw:text-style-name="P6" draw:layer="layout" svg:width="4.727cm" svg:height="1.411cm" svg:x="16.76cm" svg:y="2.914cm" svg:viewBox="0 0 4728 1412" draw:points="0,0 4728,0 4728,1412 0,1412">
          <text:p/>
        </draw:polygon>
        <draw:polygon draw:style-name="gr10" draw:text-style-name="P10" draw:layer="layout" svg:width="4.727cm" svg:height="1.411cm" svg:x="25.245cm" svg:y="2.914cm" svg:viewBox="0 0 4728 1412" draw:points="0,0 4728,0 4728,1412 0,1412">
          <text:p/>
        </draw:polygon>
        <draw:polygon draw:style-name="gr6" draw:text-style-name="P6" draw:layer="layout" svg:width="4.727cm" svg:height="1.411cm" svg:x="25.245cm" svg:y="2.914cm" svg:viewBox="0 0 4728 1412" draw:points="0,0 4728,0 4728,1412 0,1412">
          <text:p/>
        </draw:polygon>
        <draw:polygon draw:style-name="gr11" draw:text-style-name="P11" draw:layer="layout" svg:width="4.163cm" svg:height="1.411cm" svg:x="17.043cm" svg:y="6.274cm" svg:viewBox="0 0 4164 1412" draw:points="0,0 4164,0 4164,1412 0,1412">
          <text:p/>
        </draw:polygon>
        <draw:polygon draw:style-name="gr6" draw:text-style-name="P6" draw:layer="layout" svg:width="4.163cm" svg:height="1.411cm" svg:x="17.043cm" svg:y="6.274cm" svg:viewBox="0 0 4164 1412" draw:points="0,0 4164,0 4164,1412 0,1412">
          <text:p/>
        </draw:polygon>
        <draw:polygon draw:style-name="gr12" draw:text-style-name="P12" draw:layer="layout" svg:width="5.75cm" svg:height="1.411cm" svg:x="24.733cm" svg:y="8.426cm" svg:viewBox="0 0 5751 1412" draw:points="0,0 5751,0 5751,1412 0,1412">
          <text:p/>
        </draw:polygon>
        <draw:polygon draw:style-name="gr6" draw:text-style-name="P6" draw:layer="layout" svg:width="5.75cm" svg:height="1.411cm" svg:x="24.733cm" svg:y="8.426cm" svg:viewBox="0 0 5751 1412" draw:points="0,0 5751,0 5751,1412 0,1412">
          <text:p/>
        </draw:polygon>
        <draw:polygon draw:style-name="gr13" draw:text-style-name="P13" draw:layer="layout" svg:width="4.41cm" svg:height="1.411cm" svg:x="16.919cm" svg:y="10.225cm" svg:viewBox="0 0 4411 1412" draw:points="0,0 4411,0 4411,1412 0,1412">
          <text:p/>
        </draw:polygon>
        <draw:polygon draw:style-name="gr6" draw:text-style-name="P6" draw:layer="layout" svg:width="4.41cm" svg:height="1.411cm" svg:x="16.919cm" svg:y="10.225cm" svg:viewBox="0 0 4411 1412" draw:points="0,0 4411,0 4411,1412 0,1412">
          <text:p/>
        </draw:polygon>
        <draw:polygon draw:style-name="gr14" draw:text-style-name="P14" draw:layer="layout" svg:width="4.41cm" svg:height="1.411cm" svg:x="8.946cm" svg:y="10.225cm" svg:viewBox="0 0 4411 1412" draw:points="0,0 4411,0 4411,1412 0,1412">
          <text:p/>
        </draw:polygon>
        <draw:polygon draw:style-name="gr6" draw:text-style-name="P6" draw:layer="layout" svg:width="4.41cm" svg:height="1.411cm" svg:x="8.946cm" svg:y="10.225cm" svg:viewBox="0 0 4411 1412" draw:points="0,0 4411,0 4411,1412 0,1412">
          <text:p/>
        </draw:polygon>
        <draw:polygon draw:style-name="gr15" draw:text-style-name="P15" draw:layer="layout" svg:width="4.727cm" svg:height="1.411cm" svg:x="0.868cm" svg:y="10.225cm" svg:viewBox="0 0 4728 1412" draw:points="0,0 4728,0 4728,1412 0,1412">
          <text:p/>
        </draw:polygon>
        <draw:polygon draw:style-name="gr6" draw:text-style-name="P6" draw:layer="layout" svg:width="4.727cm" svg:height="1.411cm" svg:x="0.868cm" svg:y="10.225cm" svg:viewBox="0 0 4728 1412" draw:points="0,0 4728,0 4728,1412 0,1412">
          <text:p/>
        </draw:polygon>
        <draw:line draw:style-name="gr6" draw:text-style-name="P6" draw:layer="layout" svg:x1="3.936cm" svg:y1="3.62cm" svg:x2="8.789cm" svg:y2="3.62cm">
          <text:p/>
        </draw:line>
        <draw:polygon draw:style-name="gr16" draw:text-style-name="P16" draw:layer="layout" svg:width="0.423cm" svg:height="0.353cm" svg:x="8.648cm" svg:y="3.443cm" svg:viewBox="0 0 424 354" draw:points="424,177 0,0 106,177 0,354">
          <text:p/>
        </draw:polygon>
        <draw:line draw:style-name="gr6" draw:text-style-name="P6" draw:layer="layout" svg:x1="13.233cm" svg:y1="3.62cm" svg:x2="16.479cm" svg:y2="3.62cm">
          <text:p/>
        </draw:line>
        <draw:polygon draw:style-name="gr16" draw:text-style-name="P16" draw:layer="layout" svg:width="0.423cm" svg:height="0.353cm" svg:x="16.338cm" svg:y="3.443cm" svg:viewBox="0 0 424 354" draw:points="424,177 0,0 106,177 0,354">
          <text:p/>
        </draw:polygon>
        <draw:line draw:style-name="gr6" draw:text-style-name="P6" draw:layer="layout" svg:x1="21.489cm" svg:y1="3.62cm" svg:x2="24.964cm" svg:y2="3.62cm">
          <text:p/>
        </draw:line>
        <draw:polygon draw:style-name="gr16" draw:text-style-name="P16" draw:layer="layout" svg:width="0.423cm" svg:height="0.353cm" svg:x="24.823cm" svg:y="3.443cm" svg:viewBox="0 0 424 354" draw:points="424,177 0,0 106,177 0,354">
          <text:p/>
        </draw:polygon>
        <draw:polyline draw:style-name="gr6" draw:text-style-name="P6" draw:layer="layout" svg:width="6.121cm" svg:height="2.653cm" svg:x="21.487cm" svg:y="4.327cm" svg:viewBox="0 0 6122 2654" draw:points="6122,0 6122,2654 0,2654">
          <text:p/>
        </draw:polyline>
        <draw:polygon draw:style-name="gr16" draw:text-style-name="P16" draw:layer="layout" svg:width="0.423cm" svg:height="0.353cm" svg:x="21.205cm" svg:y="6.803cm" svg:viewBox="0 0 424 354" draw:points="0,177 424,354 318,177 424,0">
          <text:p/>
        </draw:polygon>
        <draw:polyline draw:style-name="gr6" draw:text-style-name="P6" draw:layer="layout" svg:width="5.326cm" svg:height="1.447cm" svg:x="19.124cm" svg:y="7.684cm" svg:viewBox="0 0 5327 1448" draw:points="0,0 0,1448 5327,1448">
          <text:p/>
        </draw:polyline>
        <draw:polygon draw:style-name="gr16" draw:text-style-name="P16" draw:layer="layout" svg:width="0.423cm" svg:height="0.353cm" svg:x="24.309cm" svg:y="8.955cm" svg:viewBox="0 0 424 354" draw:points="424,177 0,0 106,177 0,354">
          <text:p/>
        </draw:polygon>
        <draw:polyline draw:style-name="gr6" draw:text-style-name="P6" draw:layer="layout" svg:width="5.997cm" svg:height="1.095cm" svg:x="21.611cm" svg:y="9.836cm" svg:viewBox="0 0 5998 1096" draw:points="5998,0 5998,1096 0,1096">
          <text:p/>
        </draw:polyline>
        <draw:polygon draw:style-name="gr16" draw:text-style-name="P16" draw:layer="layout" svg:width="0.423cm" svg:height="0.353cm" svg:x="21.329cm" svg:y="10.754cm" svg:viewBox="0 0 424 354" draw:points="0,177 424,354 318,177 424,0">
          <text:p/>
        </draw:polygon>
        <draw:line draw:style-name="gr6" draw:text-style-name="P6" draw:layer="layout" svg:x1="16.92cm" svg:y1="10.93cm" svg:x2="13.638cm" svg:y2="10.93cm">
          <text:p/>
        </draw:line>
        <draw:polygon draw:style-name="gr16" draw:text-style-name="P16" draw:layer="layout" svg:width="0.423cm" svg:height="0.353cm" svg:x="13.355cm" svg:y="10.754cm" svg:viewBox="0 0 424 354" draw:points="0,177 424,354 318,177 424,0">
          <text:p/>
        </draw:polygon>
        <draw:line draw:style-name="gr6" draw:text-style-name="P6" draw:layer="layout" svg:x1="8.946cm" svg:y1="10.93cm" svg:x2="5.878cm" svg:y2="10.93cm">
          <text:p/>
        </draw:line>
        <draw:polygon draw:style-name="gr16" draw:text-style-name="P16" draw:layer="layout" svg:width="0.423cm" svg:height="0.353cm" svg:x="5.596cm" svg:y="10.754cm" svg:viewBox="0 0 424 354" draw:points="0,177 424,354 318,177 424,0">
          <text:p/>
        </draw:polygon>
        <draw:frame draw:style-name="gr17" draw:text-style-name="P6" draw:layer="layout" svg:width="5.861cm" svg:height="0.589cm" svg:x="13.408cm" svg:y="0.941cm">
          <draw:text-box>
            <text:p text:style-name="P17"><text:span text:style-name="T1">Dokumentengenerierung</text:span></text:p>
          </draw:text-box>
        </draw:frame>
        <draw:frame draw:style-name="gr17" draw:text-style-name="P6" draw:layer="layout" svg:width="4.477cm" svg:height="0.471cm" svg:x="1.625cm" svg:y="1.928cm">
          <draw:text-box>
            <text:p text:style-name="P17"><text:span text:style-name="T2">WollMux/Fachverfahren</text:span></text:p>
          </draw:text-box>
        </draw:frame>
        <draw:frame draw:style-name="gr17" draw:text-style-name="P6" draw:layer="layout" svg:width="1.903cm" svg:height="0.471cm" svg:x="10.081cm" svg:y="1.928cm">
          <draw:text-box>
            <text:p text:style-name="P17"><text:span text:style-name="T2">REST API</text:span></text:p>
          </draw:text-box>
        </draw:frame>
        <draw:frame draw:style-name="gr17" draw:text-style-name="P6" draw:layer="layout" svg:width="6.005cm" svg:height="0.471cm" svg:x="16.243cm" svg:y="1.928cm">
          <draw:text-box>
            <text:p text:style-name="P17"><text:span text:style-name="T2">Microservice (ODF, DOCX, etc.)</text:span></text:p>
          </draw:text-box>
        </draw:frame>
        <draw:frame draw:style-name="gr17" draw:text-style-name="P6" draw:layer="layout" svg:width="4.062cm" svg:height="0.471cm" svg:x="25.84cm" svg:y="1.928cm">
          <draw:text-box>
            <text:p text:style-name="P17"><text:span text:style-name="T2">Konfigurationsservice</text:span></text:p>
          </draw:text-box>
        </draw:frame>
        <draw:frame draw:style-name="gr17" draw:text-style-name="P6" draw:layer="layout" svg:width="2.783cm" svg:height="0.471cm" svg:x="9.739cm" svg:y="3.504cm">
          <draw:text-box>
            <text:p text:style-name="P17"><text:span text:style-name="T2">Lade Template</text:span></text:p>
          </draw:text-box>
        </draw:frame>
        <draw:frame draw:style-name="gr17" draw:text-style-name="P6" draw:layer="layout" svg:width="3.638cm" svg:height="0.471cm" svg:x="17.312cm" svg:y="3.244cm">
          <draw:text-box>
            <text:p text:style-name="P17"><text:span text:style-name="T2">Erzeuge Dokument</text:span></text:p>
          </draw:text-box>
        </draw:frame>
        <draw:frame draw:style-name="gr17" draw:text-style-name="P6" draw:layer="layout" svg:width="2.521cm" svg:height="0.471cm" svg:x="17.842cm" svg:y="3.763cm">
          <draw:text-box>
            <text:p text:style-name="P17"><text:span text:style-name="T2">aus Template</text:span></text:p>
          </draw:text-box>
        </draw:frame>
        <draw:frame draw:style-name="gr17" draw:text-style-name="P6" draw:layer="layout" svg:width="4.358cm" svg:height="0.471cm" svg:x="25.408cm" svg:y="3.504cm">
          <draw:text-box>
            <text:p text:style-name="P17"><text:span text:style-name="T2">Downloadlink Template</text:span></text:p>
          </draw:text-box>
        </draw:frame>
        <draw:frame draw:style-name="gr17" draw:text-style-name="P6" draw:layer="layout" svg:width="2.978cm" svg:height="0.471cm" svg:x="17.642cm" svg:y="6.604cm">
          <draw:text-box>
            <text:p text:style-name="P17"><text:span text:style-name="T2">Fragmente aus </text:span></text:p>
          </draw:text-box>
        </draw:frame>
        <draw:frame draw:style-name="gr17" draw:text-style-name="P6" draw:layer="layout" svg:width="3.545cm" svg:height="0.471cm" svg:x="17.336cm" svg:y="7.123cm">
          <draw:text-box>
            <text:p text:style-name="P17"><text:span text:style-name="T2">Template auslesen</text:span></text:p>
          </draw:text-box>
        </draw:frame>
        <draw:frame draw:style-name="gr17" draw:text-style-name="P6" draw:layer="layout" svg:width="4.908cm" svg:height="0.471cm" svg:x="25.161cm" svg:y="9.015cm">
          <draw:text-box>
            <text:p text:style-name="P17"><text:span text:style-name="T2">Downloadlinks Fragmente</text:span></text:p>
          </draw:text-box>
        </draw:frame>
        <draw:frame draw:style-name="gr17" draw:text-style-name="P6" draw:layer="layout" svg:width="2.622cm" svg:height="0.471cm" svg:x="17.818cm" svg:y="10.555cm">
          <draw:text-box>
            <text:p text:style-name="P17"><text:span text:style-name="T2">Fragmente in </text:span></text:p>
          </draw:text-box>
        </draw:frame>
        <draw:frame draw:style-name="gr17" draw:text-style-name="P6" draw:layer="layout" svg:width="3.689cm" svg:height="0.471cm" svg:x="17.288cm" svg:y="11.074cm">
          <draw:text-box>
            <text:p text:style-name="P17"><text:span text:style-name="T2">Dokument einfügen</text:span></text:p>
          </draw:text-box>
        </draw:frame>
        <draw:frame draw:style-name="gr17" draw:text-style-name="P6" draw:layer="layout" svg:width="3.139cm" svg:height="0.471cm" svg:x="9.587cm" svg:y="10.555cm">
          <draw:text-box>
            <text:p text:style-name="P17"><text:span text:style-name="T2">Downloadlink für</text:span></text:p>
          </draw:text-box>
        </draw:frame>
        <draw:frame draw:style-name="gr17" draw:text-style-name="P6" draw:layer="layout" svg:width="3.829cm" svg:height="0.471cm" svg:x="9.245cm" svg:y="11.074cm">
          <draw:text-box>
            <text:p text:style-name="P17"><text:span text:style-name="T2">Dokument erzeugen</text:span></text:p>
          </draw:text-box>
        </draw:frame>
        <draw:frame draw:style-name="gr17" draw:text-style-name="P6" draw:layer="layout" svg:width="4.35cm" svg:height="0.471cm" svg:x="1.066cm" svg:y="10.815cm">
          <draw:text-box>
            <text:p text:style-name="P17"><text:span text:style-name="T2">Dokument downloaden</text:span></text:p>
          </draw:text-box>
        </draw:frame>
        <draw:frame draw:style-name="gr17" draw:text-style-name="P6" draw:layer="layout" svg:width="4.367cm" svg:height="0.471cm" svg:x="4.656cm" svg:y="4.562cm">
          <draw:text-box>
            <text:p text:style-name="P17"><text:span text:style-name="T2">Templatename, Format</text:span></text:p>
          </draw:text-box>
        </draw:frame>
        <draw:frame draw:style-name="gr17" draw:text-style-name="P6" draw:layer="layout" svg:width="2.788cm" svg:height="0.471cm" svg:x="13.585cm" svg:y="4.562cm">
          <draw:text-box>
            <text:p text:style-name="P17"><text:span text:style-name="T2">Templatename</text:span></text:p>
          </draw:text-box>
        </draw:frame>
        <draw:frame draw:style-name="gr17" draw:text-style-name="P6" draw:layer="layout" svg:width="2.788cm" svg:height="0.471cm" svg:x="21.954cm" svg:y="4.562cm">
          <draw:text-box>
            <text:p text:style-name="P17"><text:span text:style-name="T2">Templatename</text:span></text:p>
          </draw:text-box>
        </draw:frame>
        <draw:frame draw:style-name="gr17" draw:text-style-name="P6" draw:layer="layout" svg:width="1.937cm" svg:height="0.471cm" svg:x="14.173cm" svg:y="9.756cm">
          <draw:text-box>
            <text:p text:style-name="P17"><text:span text:style-name="T2">Dokument</text:span></text:p>
          </draw:text-box>
        </draw:frame>
        <draw:frame draw:style-name="gr17" draw:text-style-name="P6" draw:layer="layout" svg:width="0.849cm" svg:height="0.471cm" svg:x="6.847cm" svg:y="9.756cm">
          <draw:text-box>
            <text:p text:style-name="P17"><text:span text:style-name="T2">UR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vggradient0" draw:style="linear" draw:start-color="#e8eef7" draw:end-color="#b7c9e3" draw:start-intensity="100%" draw:end-intensity="100%" draw:angle="0" draw:border="0%"/>
    <draw:gradient draw:name="svggradient1" draw:style="linear" draw:start-color="#e8eef7" draw:end-color="#b7c9e3" draw:start-intensity="100%" draw:end-intensity="100%" draw:angle="0" draw:border="0%"/>
    <draw:gradient draw:name="svggradient2" draw:style="linear" draw:start-color="#e8eef7" draw:end-color="#b7c9e3" draw:start-intensity="100%" draw:end-intensity="100%" draw:angle="0" draw:border="0%"/>
    <draw:gradient draw:name="svggradient3" draw:style="linear" draw:start-color="#e8eef7" draw:end-color="#b7c9e3" draw:start-intensity="100%" draw:end-intensity="100%" draw:angle="0" draw:border="0%"/>
    <draw:gradient draw:name="svggradient4" draw:style="linear" draw:start-color="#e8eef7" draw:end-color="#b7c9e3" draw:start-intensity="100%" draw:end-intensity="100%" draw:angle="0" draw:border="0%"/>
    <draw:gradient draw:name="svggradient5" draw:style="linear" draw:start-color="#e8eef7" draw:end-color="#b7c9e3" draw:start-intensity="100%" draw:end-intensity="100%" draw:angle="0" draw:border="0%"/>
    <draw:gradient draw:name="svggradient6" draw:style="linear" draw:start-color="#e8eef7" draw:end-color="#b7c9e3" draw:start-intensity="100%" draw:end-intensity="100%" draw:angle="0" draw:border="0%"/>
    <draw:gradient draw:name="svggradient7" draw:style="linear" draw:start-color="#e8eef7" draw:end-color="#b7c9e3" draw:start-intensity="100%" draw:end-intensity="100%" draw:angle="0" draw:border="0%"/>
    <draw:gradient draw:name="svggradient8" draw:style="linear" draw:start-color="#e8eef7" draw:end-color="#b7c9e3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667cm" fo:page-height="14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/5.4.1.2$Windows_X86_64 LibreOffice_project/ea7cb86e6eeb2bf3a5af73a8f7777ac570321527</meta:generator>
  </office:meta>
</office:document-meta>
</file>